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sans-serif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contextual-spacing="false" fo:line-height="138%" fo:orphans="2" fo:widows="2" fo:text-indent="0in" style:auto-text-indent="false"/>
    </style:style>
    <style:style style:name="P2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 officeooo:rsid="0008490f" officeooo:paragraph-rsid="0008490f"/>
    </style:style>
    <style:style style:name="P4" style:family="paragraph" style:parent-style-name="Text_20_body" style:list-style-name="L1">
      <style:paragraph-properties fo:margin-top="0in" fo:margin-bottom="0.1043in" style:contextual-spacing="false" fo:orphans="2" fo:widows="2"/>
      <style:text-properties fo:font-variant="normal" fo:text-transform="none" fo:color="#333333" loext:opacity="100%" style:font-name="Montserrat" fo:font-size="12pt" fo:letter-spacing="normal" fo:font-style="normal" fo:font-weight="normal" officeooo:rsid="000b5730" officeooo:paragraph-rsid="000b5730"/>
    </style:style>
    <style:style style:name="P5" style:family="paragraph" style:parent-style-name="Text_20_body">
      <style:paragraph-properties fo:margin-left="0in" fo:margin-right="0in" fo:margin-top="0in" fo:margin-bottom="0.1043in" style:contextual-spacing="false" fo:line-height="138%" fo:orphans="2" fo:widows="2" fo:text-indent="0in" style:auto-text-indent="false"/>
      <style:text-properties fo:font-size="20pt" officeooo:rsid="0007fa10" officeooo:paragraph-rsid="0007fa10" style:font-size-asian="17.5pt" style:font-size-complex="20pt"/>
    </style:style>
    <style:style style:name="P6" style:family="paragraph" style:parent-style-name="Text_20_body" style:list-style-name="L1">
      <style:paragraph-properties fo:margin-top="0in" fo:margin-bottom="0.1043in" style:contextual-spacing="false" fo:orphans="2" fo:widows="2"/>
      <style:text-properties officeooo:paragraph-rsid="0008490f"/>
    </style:style>
    <style:style style:name="P7" style:family="paragraph" style:parent-style-name="Text_20_body" style:list-style-name="L1">
      <style:paragraph-properties fo:margin-top="0in" fo:margin-bottom="0.1043in" style:contextual-spacing="false" fo:orphans="2" fo:widows="2"/>
      <style:text-properties officeooo:paragraph-rsid="000b5730"/>
    </style:style>
    <style:style style:name="T1" style:family="text">
      <style:text-properties fo:font-variant="normal" fo:text-transform="none" fo:color="#4a4a4a" loext:opacity="100%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a4a4a" loext:opacity="100%" style:font-name="Open Sans" fo:font-size="12pt" fo:letter-spacing="normal" fo:font-style="normal" fo:font-weight="normal" officeooo:rsid="000b5730"/>
    </style:style>
    <style:style style:name="T3" style:family="text">
      <style:text-properties fo:font-variant="normal" fo:text-transform="none" fo:color="#4a4a4a" loext:opacity="100%" style:font-name="Open Sans" fo:font-size="12pt" fo:letter-spacing="normal" fo:font-style="normal" fo:font-weight="bold"/>
    </style:style>
    <style:style style:name="T4" style:family="text">
      <style:text-properties fo:font-variant="normal" fo:text-transform="none" fo:color="#4a4a4a" loext:opacity="100%" style:font-name="Open Sans" fo:font-size="12pt" fo:letter-spacing="normal" fo:font-weight="normal"/>
    </style:style>
    <style:style style:name="T5" style:family="text">
      <style:text-properties fo:font-variant="normal" fo:text-transform="none" fo:color="#4a4a4a" loext:opacity="100%" style:font-name="Open Sans" fo:letter-spacing="normal" fo:font-style="normal" fo:font-weight="normal"/>
    </style:style>
    <style:style style:name="T6" style:family="text">
      <style:text-properties fo:font-variant="normal" fo:text-transform="none" fo:color="#4a4a4a" loext:opacity="100%" fo:letter-spacing="normal"/>
    </style:style>
    <style:style style:name="T7" style:family="text">
      <style:text-properties fo:font-variant="normal" fo:text-transform="none" fo:color="#333333" loext:opacity="100%" style:font-name="Montserrat" fo:font-size="12pt" fo:letter-spacing="normal" fo:font-style="normal" fo:font-weight="normal" officeooo:rsid="0008490f"/>
    </style:style>
    <style:style style:name="T8" style:family="text">
      <style:text-properties fo:font-variant="normal" fo:text-transform="none" fo:color="#333333" loext:opacity="100%" style:font-name="Montserrat" fo:font-size="12pt" fo:letter-spacing="normal" fo:font-style="normal" fo:font-weight="normal" officeooo:rsid="0009a7d1"/>
    </style:style>
    <style:style style:name="T9" style:family="text">
      <style:text-properties officeooo:rsid="00097c8c"/>
    </style:style>
    <style:style style:name="T10" style:family="text">
      <style:text-properties officeooo:rsid="0009a7d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Lesson 6 hands on</text:span></text:p>
      <text:p text:style-name="P1"><text:span text:style-name="T1"/></text:p>
      <text:p text:style-name="P1"><text:span text:style-name="T1">Please compare and contrast the various programs available for you to use in real-time. You should </text:span><text:span text:style-name="Strong_20_Emphasis"><text:span text:style-name="T3">at least</text:span></text:span><text:span text:style-name="T1"> be able to answer the following questions in your written response:</text:span></text:p>
      <text:list xml:id="list238678463" text:style-name="L1">
        <text:list-item>
          <text:p text:style-name="P2">What programs behave similarly?</text:p>
          <text:p text:style-name="P2"/>
          <text:p text:style-name="P3">A. <text:span text:style-name="T9">They all stream data but in different ways.</text:span> Flume and Kafka both receive data and store it. <text:span text:style-name="T10"><text:s/></text:span></text:p>
          <text:p text:style-name="P3"/>
        </text:list-item>
        <text:list-item>
          <text:p text:style-name="P2">How do these programs differ from each other?</text:p>
          <text:p text:style-name="P7"><text:span text:style-name="T7">A.</text:span><text:span text:style-name="T6"> </text:span><text:span text:style-name="T8">Many have their own language.</text:span><text:span text:style-name="T1">The deletion of stored data is one of the differences between Flume and Kafka - Flume basically funnels data from one place to another, while Kafka keeps it all and allows you to reach in and scoop out the data you need. </text:span><text:span text:style-name="Emphasis"><text:span text:style-name="T4">Spark Streaming</text:span></text:span><text:span text:style-name="T1"> is a component of Spark that allows you to process and analyze data either in real time or in very small </text:span><text:span text:style-name="Emphasis"><text:span text:style-name="T4">batches</text:span></text:span><text:span text:style-name="T1">. While Spark Streaming works with incredibly small micro-batches, small enough that streaming feels like it is real time, Storm really is real-time processing, since it works off of each individual data event you have. You basically have less than a second lag time in processing, which is cool, but a little overkill for most data situations. </text:span><text:span text:style-name="T2">Flink is faster than storm, y</text:span><text:span text:style-name="T1">ou can also utilize Scala with Flink, similar to Spark Streaming - but again with event-based real-time data rather than microbatches <text:s/></text:span></text:p>
          <text:p text:style-name="P6"><text:s/></text:p>
        </text:list-item>
        <text:list-item>
          <text:p text:style-name="P2">If you could only pick one program, which one would you choose and why?</text:p>
          <text:p text:style-name="P4">A. Flink is an absolute power house. It looks like the king of streaming big data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sans-serif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2T14:46:17.098000000</meta:creation-date>
    <dc:date>2023-04-02T18:00:49.470000000</dc:date>
    <meta:editing-duration>PT9M42S</meta:editing-duration>
    <meta:editing-cycles>1</meta:editing-cycles>
    <meta:document-statistic meta:table-count="0" meta:image-count="0" meta:object-count="0" meta:page-count="1" meta:paragraph-count="11" meta:word-count="255" meta:character-count="1417" meta:non-whitespace-character-count="1174"/>
    <meta:generator>LibreOffice/7.3.4.2$Windows_X86_64 LibreOffice_project/728fec16bd5f605073805c3c9e7c4212a0120dc5</meta:generator>
  </office:meta>
</office:document-meta>
</file>